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style:font-style-asian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33333" style:text-outline="false" style:text-line-through-style="none" style:text-line-through-type="none" style:font-name="Noto Sans Regular2" fo:font-size="15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<text:s/>Assignment1 xv6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Ansh Prakash</text:p>
            <text:p>2016CS1036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ysCal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iles Changed to add sys call(generally)</text:p>
              </text:list-item>
            </text:list>
            <text:p>1. syscall.c</text:p>
            <text:p>2. sysproc.c</text:p>
            <text:p>3. proc.c</text:p>
            <text:p>4. proc.h</text:p>
            <text:p>5. def.h</text:p>
            <text:p>6. usys.S</text:p>
            <text:p>7. syscall.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quired to Acess ptable in proc.c</text:p>
              </text:list-item>
              <text:list-item>
                <text:p>A function in proc.c is made which is called by sys_ps.</text:p>
              </text:list-item>
              <text:list-item>
                <text:p>Go through ptable and print all the process slot whose state is not UN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s</text:p>
          </draw:text-box>
        </draw:frame>
        <draw:frame presentation:style-name="pr5" draw:layer="layout" svg:width="24cm" svg:height="12.18cm" svg:x="2cm" svg:y="6cm" presentation:class="outline">
          <draw:text-box>
            <text:p>void printProcesses()</text:p>
            <text:p>{</text:p>
            <text:p><text:s text:c="2"/>struct proc *p;</text:p>
            <text:p><text:s text:c="2"/>acquire(&amp;ptable.lock);</text:p>
            <text:p><text:s text:c="2"/>for(p = ptable.proc; p &lt; &amp;ptable.proc[NPROC]; p++){</text:p>
            <text:p><text:s text:c="4"/>if(p-&gt;state != UNUSED){</text:p>
            <text:p><text:s text:c="6"/>cprintf("pid:%d name:%s\n",p-&gt;pid,p-&gt;name);</text:p>
            <text:p><text:s text:c="4"/>}</text:p>
            <text:p><text:s text:c="2"/>}</text:p>
            <text:p/>
            <text:p><text:s text:c="2"/>release(&amp;ptable.lock);</text:p>
            <text:p text:style-name="P2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PC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NICAST</text:p>
              </text:list-item>
            </text:list>
            <text:p text:style-name="P2"><text:s text:c="3"/>struct Queue{</text:p>
            <text:p text:style-name="P2"><text:s text:c="5"/>uint head;</text:p>
            <text:p text:style-name="P2"><text:s text:c="5"/>uint tail;</text:p>
            <text:p text:style-name="P2"><text:s text:c="5"/>Int waiting;</text:p>
            <text:p text:style-name="P2"><text:s text:c="4"/>char MessageQueue[1000][MSGSIZE];//1000 is the Max no. of messages</text:p>
            <text:p text:style-name="P2"><text:s text:c="2"/>};</text:p>
            <text:p text:style-name="P2"/>
            <text:p text:style-name="P2"><text:span text:style-name="T1"><text:s text:c="2"/></text:span><text:span text:style-name="T1">In proc State added “</text:span><text:span text:style-name="T2">struct Queue <text:s/>message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essages Queu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ach Process have its own message queue.</text:p>
              </text:list-item>
              <text:list-item>
                <text:p>If any process want to send data it just add to process’s message queue.</text:p>
              </text:list-item>
              <text:list-item>
                <text:p>The process just need to see in its own message queu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/>Sender(Unicast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2">if((p2-&gt;message.tail+1)%(1000)==(p2-&gt;message.head)%1000){</text:p>
            <text:p text:style-name="P2"><text:s text:c="4"/>return(-1);//Queue of Receiver is full</text:p>
            <text:p text:style-name="P2"><text:s text:c="2"/>}</text:p>
            <text:p text:style-name="P2"><text:s text:c="2"/>for(int i=0;i&lt;MSGSIZE;i++){</text:p>
            <text:p text:style-name="P2"><text:s text:c="4"/>p2-&gt;message.MessageQueue[(p2-&gt;message.tail)%1000][i]=msg[i];</text:p>
            <text:p text:style-name="P2"><text:s text:c="2"/>}</text:p>
            <text:p text:style-name="P3"/>
            <text:p text:style-name="P2"><text:s text:c="2"/>// cprintf("Sent from %d\n", send_id);</text:p>
            <text:p text:style-name="P2"><text:s text:c="2"/>p2-&gt;message.tail=p2-&gt;message.tail+1;</text:p>
            <text:p text:style-name="P2"><text:s text:c="2"/>// cprintf("sendo1 %s\n",p2-&gt;message.MessageQueue[(p2-&gt;message.head)%1000]);</text:p>
            <text:p text:style-name="P2"><text:s text:c="2"/>// cprintf("rid %d",p2-&gt;pid);</text:p>
            <text:p text:style-name="P2"><text:s text:c="2"/>if(p2-&gt;message.waiting==1){</text:p>
            <text:p text:style-name="P2"><text:s text:c="4"/>p2-&gt;message.waiting=0;</text:p>
            <text:p text:style-name="P2"><text:s text:c="4"/>wakeup1(p2);</text:p>
            <text:p text:style-name="P2"><text:s text:c="2"/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ceiver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2">if((p-&gt;message.head)%1000==(p-&gt;message.tail)%1000){</text:p>
            <text:p text:style-name="P2"><text:s text:c="4"/>// Empty Queue</text:p>
            <text:p text:style-name="P2"><text:s text:c="4"/>// Block this process</text:p>
            <text:p text:style-name="P2"><text:s text:c="4"/>p-&gt;message.waiting=1;</text:p>
            <text:p text:style-name="P2"><text:s text:c="4"/></text:p>
            <text:p text:style-name="P2"><text:s text:c="4"/>sleep(p,&amp;ptable.lock);</text:p>
            <text:p text:style-name="P2"><text:s text:c="4"/>for(int i=0;i&lt;MSGSIZE;i++){</text:p>
            <text:p text:style-name="P2"><text:s text:c="6"/>mess_buf[i]=p-&gt;message.MessageQueue[(p-&gt;message.head)%1000][i];</text:p>
            <text:p text:style-name="P2"><text:s text:c="4"/>}</text:p>
            <text:p text:style-name="P2"><text:s text:c="4"/>p-&gt;message.head+=1;</text:p>
            <text:p text:style-name="P3"/>
            <text:p text:style-name="P2"><text:s text:c="2"/>}</text:p>
            <text:p text:style-name="P2"><text:s text:c="2"/>else{</text:p>
            <text:p text:style-name="P2"><text:s text:c="4"/>//Making a deep copy</text:p>
            <text:p text:style-name="P3"/>
            <text:p text:style-name="P2"><text:s text:c="4"/>for(int i=0;i&lt;MSGSIZE;i++){</text:p>
            <text:p text:style-name="P2"><text:s text:c="6"/>mess_buf[i]=p-&gt;message.MessageQueue[(p-&gt;message.head)%1000][i];</text:p>
            <text:p text:style-name="P2"><text:s text:c="4"/>}</text:p>
            <text:p text:style-name="P2"><text:s text:c="4"/>p-&gt;message.head+=1;</text:p>
            <text:p text:style-name="P2"><text:s text:c="4"/>// cprintf("checkthis %s\n",mess_buf);</text:p>
            <text:p text:style-name="P2"><text:s text:c="4"/>// cprintf("mess_bu addrs %d",mess_buf);</text:p>
            <text:p text:style-name="P2"><text:s text:c="2"/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ulticas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stributed Algorith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nicast Part </text:p>
              </text:list-item>
              <text:list-item>
                <text:p>Multicast Par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UniCAST Part in Alg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ent fork ‘p ’ processes and give equal work to each one of them.</text:p>
              </text:list-item>
              <text:list-item>
                <text:p>Each process then compute its partial sum and send to the parent.</text:p>
              </text:list-item>
              <text:list-item>
                <text:p>Parent then recv the messages from its children and add them.</text:p>
                <text:p>That’s it for Unicast.</text:p>
              </text:list-item>
              <text:list-item>
                <text:p>Total_sum do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ultiCast part in Algo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ank you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193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11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21:16:35.373446727</meta:creation-date>
    <meta:editing-duration>PT21M8S</meta:editing-duration>
    <meta:editing-cycles>18</meta:editing-cycles>
    <meta:generator>LibreOffice/6.0.7.3$Linux_X86_64 LibreOffice_project/00m0$Build-3</meta:generator>
    <dc:title>Impress</dc:title>
    <dc:date>2019-02-25T21:37:49.517224260</dc:date>
    <meta:document-statistic meta:object-count="86"/>
  </office:meta>
</office:document-meta>
</file>